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8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32pt"/>
    </style:style>
    <style:style style:name="P4" style:family="paragraph">
      <loext:graphic-properties draw:fill-color="#ffffff"/>
      <style:text-properties fo:font-size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lanung ÖPNV</text:p>
          </draw:text-box>
        </draw:frame>
        <draw:frame presentation:style-name="pr2" draw:text-style-name="P1" draw:layer="layout" svg:width="25.199cm" svg:height="12.178cm" svg:x="1.4cm" svg:y="4.914cm" presentation:class="subtitle">
          <draw:text-box>
            <text:p>Praktikum Wissensrepräsentation</text:p>
            <text:p>25.01.18</text:p>
            <text:p>Lukas Grätz &amp; Alexander Ker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draw:frame presentation:style-name="pr4" draw:text-style-name="P1" draw:layer="layout" svg:width="25.199cm" svg:height="16.255cm" svg:x="1.4cm" svg:y="0.837cm" presentation:class="subtitle">
          <draw:text-box>
            <text:p>Aufgabenstellung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Ziel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Bestimmung Abfahrzeiten an Haltestellen</text:p>
              </text:list-item>
              <text:list-item>
                <text:p>Minimierung der Umsteigezeiten an Umsteigehaltestellen (ca. 4-6 Min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Gegebene Da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Netzplan aus mehreren Linien</text:p>
              </text:list-item>
              <text:list-item>
                <text:p>Mittlere Fahrtzeiten zwischen Stationen</text:p>
              </text:list-item>
              <text:list-item>
                <text:p>Einstiege an Haltestellen zu bestimmten Zei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Einschränkung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Anzahl der verfügbaren Bahnen</text:p>
              </text:list-item>
              <text:list-item>
                <text:p>Größe der verfügbaren Bahnen</text:p>
              </text:list-item>
              <text:list-item>
                <text:p>Bahnausfall: Reduktion der verfügbaren Bahn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2">
        <draw:frame presentation:style-name="pr4" draw:text-style-name="P4" draw:layer="layout" svg:width="25.199cm" svg:height="16.255cm" svg:x="1.4cm" svg:y="0.837cm" presentation:class="subtitle">
          <draw:text-box>
            <text:p text:style-name="P3">Modellierung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1" draw:layer="layout" svg:width="25.199cm" svg:height="3.506cm" svg:x="1.4cm" svg:y="0.837cm" presentation:class="title" presentation:user-transformed="true">
          <draw:text-box>
            <text:p>Liniennetz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3">
              <text:list-item>
                <text:p>Elementarfahrzeit zwischen zwei Haltestellen für eine Linie → bilden Netzplan</text:p>
              </text:list-item>
              <text:list-item>
                <text:p>Linien sind symmetrisch</text:p>
              </text:list-item>
              <text:list-item>
                <text:p>Weitere verworfene Ideen:</text:p>
                <text:list>
                  <text:list-item>
                    <text:p>Ringbahn</text:p>
                  </text:list-item>
                  <text:list-item>
                    <text:p>Zeitlich begrenzte Linien (Änderung des Fahrplan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Passagierfluss<text:tab/>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Ein- und Ausstiege an Stationen zu bestimmten Zeiten</text:p>
              </text:list-item>
              <text:list-item>
                <text:p>Events: Erhöhung dieser Zahlen</text:p>
              </text:list-item>
              <text:list-item>
                <text:p>Zuordnung der Bahnen zu Lini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Zeit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Einteilung des Tages in Phasen (morgens, mittags und abends)</text:p>
              </text:list-item>
              <text:list-item>
                <text:p>Periodische Wiederholung der Abfahrtszeiten</text:p>
                <text:p>→ intuitiv stündlich</text:p>
              </text:list-item>
              <text:list-item>
                <text:p>Umsteigezeiten an Haltestellen vorgegeb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Keine Kollisionen von mehreren Linien an Haltestellen</text:p>
              </text:list-item>
              <text:list-item>
                <text:p>Bahnen müssen groß genug sein, um alle aufkommenden Passagiere einer Linie aufzunehm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frame presentation:style-name="pr1" draw:layer="layout" svg:width="25.199cm" svg:height="3.506cm" svg:x="1.4cm" svg:y="0.837cm" presentation:class="title">
          <draw:text-box>
            <text:p>Weitergehende Ideen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3">
              <text:list-item>
                <text:p>Minimierung Anzahl benötigter Bahnen</text:p>
              </text:list-item>
              <text:list-item>
                <text:p>Kombinierbarkeit der einzelnen Zeiträume</text:p>
              </text:list-item>
              <text:list-item>
                <text:p>Realistische Daten nutz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2">
      <presentation:placeholder presentation:object="subtitle" svg:x="2.057cm" svg:y="1.743cm" svg:width="23.911cm" svg:height="17.324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6T15:15:49.891763887</meta:creation-date>
    <dc:date>2018-01-16T15:57:02.268229557</dc:date>
    <meta:editing-duration>PT25M47S</meta:editing-duration>
    <meta:editing-cycles>3</meta:editing-cycles>
    <meta:generator>LibreOffice/5.0.3.2$Linux_x86 LibreOffice_project/00m0$Build-2</meta:generator>
    <meta:document-statistic meta:object-count="63"/>
  </office:meta>
</office:document-meta>
</file>